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635cm"/>
    </style:style>
    <style:style style:name="co8" style:family="table-column">
      <style:table-column-properties fo:break-before="auto" style:column-width="1.085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6.424cm"/>
    </style:style>
    <style:style style:name="co11" style:family="table-column">
      <style:table-column-properties fo:break-before="auto" style:column-width="1.813cm"/>
    </style:style>
    <style:style style:name="co12" style:family="table-column">
      <style:table-column-properties fo:break-before="auto" style:column-width="2.006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5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5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ext-properties fo:language="fy" fo:country="N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54" table:default-cell-style-name="Default"/>
        <table:table-row table:style-name="ro1">
          <table:table-cell table:style-name="ce2" office:value-type="string" calcext:value-type="string">
            <text:p>Torque = radius * force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force = mass * acceleration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robot mass, grams</text:p>
          </table:table-cell>
          <table:table-cell table:style-name="ce10" office:value-type="float" office:value="1153" calcext:value-type="float">
            <text:p>1153</text:p>
          </table:table-cell>
          <table:table-cell table:style-name="ce2" office:value-type="string" calcext:value-type="string">
            <text:p>gm</text:p>
          </table:table-cell>
          <table:table-cell table:style-name="ce10" table:formula="of:=1153/1000" office:value-type="float" office:value="1.153" calcext:value-type="float">
            <text:p>1.153</text:p>
          </table:table-cell>
          <table:table-cell table:style-name="ce2" office:value-type="string" calcext:value-type="string">
            <text:p>kg</text:p>
          </table:table-cell>
          <table:table-cell table:style-name="ce1"/>
          <table:table-cell table:number-columns-repeated="59"/>
        </table:table-row>
        <table:table-row table:style-name="ro1">
          <table:table-cell table:style-name="ce2" office:value-type="string" calcext:value-type="string">
            <text:p>axis to top, inches = </text:p>
          </table:table-cell>
          <table:table-cell table:style-name="ce10" office:value-type="float" office:value="5.8295" calcext:value-type="float">
            <text:p>5.8295</text:p>
          </table:table-cell>
          <table:table-cell table:style-name="ce2" office:value-type="string" calcext:value-type="string">
            <text:p>in</text:p>
          </table:table-cell>
          <table:table-cell table:style-name="ce15" table:formula="of:=5.8295 * 2.54/100" office:value-type="float" office:value="0.1480693" calcext:value-type="float">
            <text:p>0.1481</text:p>
          </table:table-cell>
          <table:table-cell table:style-name="ce2" office:value-type="string" calcext:value-type="string">
            <text:p>m</text:p>
          </table:table-cell>
          <table:table-cell table:style-name="ce17" table:formula="of:=[.D4]*100" office:value-type="float" office:value="14.80693" calcext:value-type="float">
            <text:p>14.81</text:p>
          </table:table-cell>
          <table:table-cell office:value-type="string" calcext:value-type="string">
            <text:p>cm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xis to Centre of mass</text:p>
          </table:table-cell>
          <table:table-cell table:style-name="ce10" table:formula="of:=[.B4]/2" office:value-type="float" office:value="2.91475" calcext:value-type="float">
            <text:p>2.91475</text:p>
          </table:table-cell>
          <table:table-cell table:style-name="ce2" office:value-type="string" calcext:value-type="string">
            <text:p>in</text:p>
          </table:table-cell>
          <table:table-cell table:style-name="ce15" table:formula="of:=[.D4]/2" office:value-type="float" office:value="0.07403465" calcext:value-type="float">
            <text:p>0.0740</text:p>
          </table:table-cell>
          <table:table-cell table:style-name="ce2" office:value-type="string" calcext:value-type="string">
            <text:p>m</text:p>
          </table:table-cell>
          <table:table-cell table:style-name="ce18" table:formula="of:=[.D5]*100" office:value-type="float" office:value="7.403465" calcext:value-type="float">
            <text:p>7.40</text:p>
          </table:table-cell>
          <table:table-cell office:value-type="string" calcext:value-type="string">
            <text:p>cm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2">
          <table:table-cell table:style-name="ce7" office:value-type="string" calcext:value-type="string">
            <text:p>Tilt Angle</text:p>
            <text:p>in degees</text:p>
          </table:table-cell>
          <table:table-cell table:style-name="ce9" office:value-type="string" calcext:value-type="string">
            <text:p>Torque-1</text:p>
          </table:table-cell>
          <table:table-cell table:style-name="ce7" office:value-type="string" calcext:value-type="string">
            <text:p>Torque-2</text:p>
          </table:table-cell>
          <table:table-cell table:style-name="ce7" office:value-type="string" calcext:value-type="string">
            <text:p>Torque-3</text:p>
          </table:table-cell>
          <table:table-cell table:style-name="ce9" office:value-type="string" calcext:value-type="string">
            <text:p>Torque-4</text:p>
          </table:table-cell>
          <table:table-cell table:style-name="ce9" office:value-type="string" calcext:value-type="string">
            <text:p>Torque-5</text:p>
          </table:table-cell>
          <table:table-cell table:style-name="ce9" office:value-type="string" calcext:value-type="string">
            <text:p>Torque-6</text:p>
          </table:table-cell>
          <table:table-cell table:style-name="ce9"/>
          <table:table-cell table:number-columns-repeated="4"/>
          <table:table-cell table:style-name="ce20" table:number-columns-repeated="53"/>
        </table:table-row>
        <table:table-row table:style-name="ro3">
          <table:table-cell table:style-name="ce7"/>
          <table:table-cell table:style-name="ce9" office:value-type="string" calcext:value-type="string">
            <text:p>Kg-m</text:p>
          </table:table-cell>
          <table:table-cell table:style-name="ce7" office:value-type="string" calcext:value-type="string">
            <text:p>Kg-cm</text:p>
          </table:table-cell>
          <table:table-cell table:style-name="ce7" office:value-type="string" calcext:value-type="string">
            <text:p>Gm-cm</text:p>
          </table:table-cell>
          <table:table-cell table:style-name="ce9" office:value-type="string" calcext:value-type="string">
            <text:p>N-cm</text:p>
          </table:table-cell>
          <table:table-cell table:style-name="ce9" office:value-type="string" calcext:value-type="string">
            <text:p>N-m</text:p>
          </table:table-cell>
          <table:table-cell table:style-name="ce7" office:value-type="string" calcext:value-type="string">
            <text:p>G-cm^2</text:p>
          </table:table-cell>
          <table:table-cell table:style-name="ce7"/>
          <table:table-cell table:number-columns-repeated="4"/>
          <table:table-cell table:style-name="ce20"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.D$5]*[.D$3]*9.81 * SIN([.A9]*3.1415926/180)" office:value-type="float" office:value="0.0146146578810896" calcext:value-type="float">
            <text:p>0.0146</text:p>
          </table:table-cell>
          <table:table-cell table:style-name="ce14" table:formula="of:=[.B9]*100" office:value-type="float" office:value="1.46146578810896" calcext:value-type="float">
            <text:p>1.46</text:p>
          </table:table-cell>
          <table:table-cell table:style-name="ce16" table:formula="of:=[.C9]*1000" office:value-type="float" office:value="1461.46578810896" calcext:value-type="float">
            <text:p>1,461.47</text:p>
          </table:table-cell>
          <table:table-cell table:style-name="ce16" table:formula="of:=[.D9]*0.00981" office:value-type="float" office:value="14.3369793813489" calcext:value-type="float">
            <text:p>14.34</text:p>
          </table:table-cell>
          <table:table-cell table:style-name="ce19" table:formula="of:=[.C9]/10.197" office:value-type="float" office:value="0.14332311347543" calcext:value-type="float">
            <text:p>0.14</text:p>
          </table:table-cell>
          <table:table-cell table:style-name="ce27" table:formula="of:=[.D9]/981" office:value-type="float" office:value="1.48977144557488" calcext:value-type="float">
            <text:p>1.490</text:p>
          </table:table-cell>
          <table:table-cell table:style-name="ce27"/>
          <table:table-cell office:value-type="string" calcext:value-type="string">
            <text:p>1 gm-cm = .00981 N-cm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.D$5]*[.D$3]*9.81 * SIN([.A10]*3.1415926/180)" office:value-type="float" office:value="0.0292248639959651" calcext:value-type="float">
            <text:p>0.0292</text:p>
          </table:table-cell>
          <table:table-cell table:style-name="ce14" table:formula="of:=[.B10]*100" office:value-type="float" office:value="2.92248639959651" calcext:value-type="float">
            <text:p>2.92</text:p>
          </table:table-cell>
          <table:table-cell table:style-name="ce16" table:formula="of:=[.C10]*1000" office:value-type="float" office:value="2922.48639959651" calcext:value-type="float">
            <text:p>2,922.49</text:p>
          </table:table-cell>
          <table:table-cell table:style-name="ce16" table:formula="of:=[.D10]*0.00981" office:value-type="float" office:value="28.6695915800418" calcext:value-type="float">
            <text:p>28.67</text:p>
          </table:table-cell>
          <table:table-cell table:style-name="ce19" table:formula="of:=[.C10]/10.197" office:value-type="float" office:value="0.286602569343583" calcext:value-type="float">
            <text:p>0.29</text:p>
          </table:table-cell>
          <table:table-cell table:style-name="ce27" table:formula="of:=[.D10]/981" office:value-type="float" office:value="2.97908909235118" calcext:value-type="float">
            <text:p>2.979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D$5]*[.D$3]*9.81 * SIN([.A11]*3.1415926/180)" office:value-type="float" office:value="0.0438261679344635" calcext:value-type="float">
            <text:p>0.0438</text:p>
          </table:table-cell>
          <table:table-cell table:style-name="ce14" table:formula="of:=[.B11]*100" office:value-type="float" office:value="4.38261679344635" calcext:value-type="float">
            <text:p>4.38</text:p>
          </table:table-cell>
          <table:table-cell table:style-name="ce16" table:formula="of:=[.C11]*1000" office:value-type="float" office:value="4382.61679344635" calcext:value-type="float">
            <text:p>4,382.62</text:p>
          </table:table-cell>
          <table:table-cell table:style-name="ce16" table:formula="of:=[.D11]*0.00981" office:value-type="float" office:value="42.9934707437087" calcext:value-type="float">
            <text:p>42.99</text:p>
          </table:table-cell>
          <table:table-cell table:style-name="ce19" table:formula="of:=[.C11]/10.197" office:value-type="float" office:value="0.42979472329571" calcext:value-type="float">
            <text:p>0.43</text:p>
          </table:table-cell>
          <table:table-cell table:style-name="ce27" table:formula="of:=[.D11]/981" office:value-type="float" office:value="4.46749927976182" calcext:value-type="float">
            <text:p>4.467</text:p>
          </table:table-cell>
          <table:table-cell table:style-name="ce27"/>
          <table:table-cell office:value-type="string" calcext:value-type="string">
            <text:p>1 N-m = 10.197 kg-cm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D$5]*[.D$3]*9.81 * SIN([.A12]*3.1415926/180)" office:value-type="float" office:value="0.058414121998111" calcext:value-type="float">
            <text:p>0.0584</text:p>
          </table:table-cell>
          <table:table-cell table:style-name="ce14" table:formula="of:=[.B12]*100" office:value-type="float" office:value="5.8414121998111" calcext:value-type="float">
            <text:p>5.84</text:p>
          </table:table-cell>
          <table:table-cell table:style-name="ce16" table:formula="of:=[.C12]*1000" office:value-type="float" office:value="5841.4121998111" calcext:value-type="float">
            <text:p>5,841.41</text:p>
          </table:table-cell>
          <table:table-cell table:style-name="ce16" table:formula="of:=[.D12]*0.00981" office:value-type="float" office:value="57.3042536801468" calcext:value-type="float">
            <text:p>57.30</text:p>
          </table:table-cell>
          <table:table-cell table:style-name="ce19" table:formula="of:=[.C12]/10.197" office:value-type="float" office:value="0.572855957616073" calcext:value-type="float">
            <text:p>0.57</text:p>
          </table:table-cell>
          <table:table-cell table:style-name="ce27" table:formula="of:=[.D12]/981" office:value-type="float" office:value="5.95454862366065" calcext:value-type="float">
            <text:p>5.955</text:p>
          </table:table-cell>
          <table:table-cell table:style-name="ce27"/>
          <table:table-cell office:value-type="string" calcext:value-type="string">
            <text:p><text:s text:c="3"/>= 100 N-cm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D$5]*[.D$3]*9.81 * SIN([.A13]*3.1415926/180)" office:value-type="float" office:value="0.0729842825549345" calcext:value-type="float">
            <text:p>0.0730</text:p>
          </table:table-cell>
          <table:table-cell table:style-name="ce14" table:formula="of:=[.B13]*100" office:value-type="float" office:value="7.29842825549345" calcext:value-type="float">
            <text:p>7.30</text:p>
          </table:table-cell>
          <table:table-cell table:style-name="ce16" table:formula="of:=[.C13]*1000" office:value-type="float" office:value="7298.42825549345" calcext:value-type="float">
            <text:p>7,298.43</text:p>
          </table:table-cell>
          <table:table-cell table:style-name="ce16" table:formula="of:=[.D13]*0.00981" office:value-type="float" office:value="71.5975811863907" calcext:value-type="float">
            <text:p>71.60</text:p>
          </table:table-cell>
          <table:table-cell table:style-name="ce19" table:formula="of:=[.C13]/10.197" office:value-type="float" office:value="0.715742694468319" calcext:value-type="float">
            <text:p>0.72</text:p>
          </table:table-cell>
          <table:table-cell table:style-name="ce27" table:formula="of:=[.D13]/981" office:value-type="float" office:value="7.43978415442757" calcext:value-type="float">
            <text:p>7.440</text:p>
          </table:table-cell>
          <table:table-cell table:style-name="ce27"/>
          <table:table-cell table:style-name="ce20" office:value-type="string" calcext:value-type="string">
            <text:p><text:s text:c="3"/>= 10197.16 gm-cm</text:p>
          </table:table-cell>
          <table:table-cell table:style-name="ce20" table:number-columns-repeated="3"/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D$5]*[.D$3]*9.81 * SIN([.A14]*3.1415926/180)" office:value-type="float" office:value="0.0875322113930356" calcext:value-type="float">
            <text:p>0.0875</text:p>
          </table:table-cell>
          <table:table-cell table:style-name="ce14" table:formula="of:=[.B14]*100" office:value-type="float" office:value="8.75322113930356" calcext:value-type="float">
            <text:p>8.75</text:p>
          </table:table-cell>
          <table:table-cell table:style-name="ce16" table:formula="of:=[.C14]*1000" office:value-type="float" office:value="8753.22113930356" calcext:value-type="float">
            <text:p>8,753.22</text:p>
          </table:table-cell>
          <table:table-cell table:style-name="ce16" table:formula="of:=[.D14]*0.00981" office:value-type="float" office:value="85.8690993765679" calcext:value-type="float">
            <text:p>85.87</text:p>
          </table:table-cell>
          <table:table-cell table:style-name="ce19" table:formula="of:=[.C14]/10.197" office:value-type="float" office:value="0.858411409169712" calcext:value-type="float">
            <text:p>0.86</text:p>
          </table:table-cell>
          <table:table-cell table:style-name="ce27" table:formula="of:=[.D14]/981" office:value-type="float" office:value="8.92275345494756" calcext:value-type="float">
            <text:p>8.923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D$5]*[.D$3]*9.81 * SIN([.A15]*3.1415926/180)" office:value-type="float" office:value="0.102053477072512" calcext:value-type="float">
            <text:p>0.1021</text:p>
          </table:table-cell>
          <table:table-cell table:style-name="ce14" table:formula="of:=[.B15]*100" office:value-type="float" office:value="10.2053477072512" calcext:value-type="float">
            <text:p>10.21</text:p>
          </table:table-cell>
          <table:table-cell table:style-name="ce16" table:formula="of:=[.C15]*1000" office:value-type="float" office:value="10205.3477072512" calcext:value-type="float">
            <text:p>10,205.35</text:p>
          </table:table-cell>
          <table:table-cell table:style-name="ce16" table:formula="of:=[.D15]*0.00981" office:value-type="float" office:value="100.114461008135" calcext:value-type="float">
            <text:p>100.11</text:p>
          </table:table-cell>
          <table:table-cell table:style-name="ce19" table:formula="of:=[.C15]/10.197" office:value-type="float" office:value="1.00081864344918" calcext:value-type="float">
            <text:p>1.00</text:p>
          </table:table-cell>
          <table:table-cell table:style-name="ce27" table:formula="of:=[.D15]/981" office:value-type="float" office:value="10.4030047984212" calcext:value-type="float">
            <text:p>10.403</text:p>
          </table:table-cell>
          <table:table-cell table:style-name="ce27"/>
          <table:table-cell table:style-name="ce9" office:value-type="string" calcext:value-type="string" table:number-columns-spanned="3" table:number-rows-spanned="2">
            <text:p>a Newton is the force needed to accelerate a mass of 1 Kg one meter per second per second</text:p>
          </table:table-cell>
          <table:covered-table-cell table:number-columns-repeated="2"/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D$5]*[.D$3]*9.81 * SIN([.A16]*3.1415926/180)" office:value-type="float" office:value="0.116543656275319" calcext:value-type="float">
            <text:p>0.1165</text:p>
          </table:table-cell>
          <table:table-cell table:style-name="ce14" table:formula="of:=[.B16]*100" office:value-type="float" office:value="11.6543656275319" calcext:value-type="float">
            <text:p>11.65</text:p>
          </table:table-cell>
          <table:table-cell table:style-name="ce16" table:formula="of:=[.C16]*1000" office:value-type="float" office:value="11654.3656275319" calcext:value-type="float">
            <text:p>11,654.37</text:p>
          </table:table-cell>
          <table:table-cell table:style-name="ce16" table:formula="of:=[.D16]*0.00981" office:value-type="float" office:value="114.329326806088" calcext:value-type="float">
            <text:p>114.33</text:p>
          </table:table-cell>
          <table:table-cell table:style-name="ce19" table:formula="of:=[.C16]/10.197" office:value-type="float" office:value="1.1429210186851" calcext:value-type="float">
            <text:p>1.14</text:p>
          </table:table-cell>
          <table:table-cell table:style-name="ce27" table:formula="of:=[.D16]/981" office:value-type="float" office:value="11.8800872859652" calcext:value-type="float">
            <text:p>11.880</text:p>
          </table:table-cell>
          <table:table-cell table:style-name="ce27"/>
          <table:covered-table-cell table:number-columns-repeated="3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D$5]*[.D$3]*9.81 * SIN([.A17]*3.1415926/180)" office:value-type="float" office:value="0.130998335152652" calcext:value-type="float">
            <text:p>0.1310</text:p>
          </table:table-cell>
          <table:table-cell table:style-name="ce14" table:formula="of:=[.B17]*100" office:value-type="float" office:value="13.0998335152652" calcext:value-type="float">
            <text:p>13.10</text:p>
          </table:table-cell>
          <table:table-cell table:style-name="ce16" table:formula="of:=[.C17]*1000" office:value-type="float" office:value="13099.8335152652" calcext:value-type="float">
            <text:p>13,099.83</text:p>
          </table:table-cell>
          <table:table-cell table:style-name="ce16" table:formula="of:=[.D17]*0.00981" office:value-type="float" office:value="128.509366784752" calcext:value-type="float">
            <text:p>128.51</text:p>
          </table:table-cell>
          <table:table-cell table:style-name="ce19" table:formula="of:=[.C17]/10.197" office:value-type="float" office:value="1.28467524911888" calcext:value-type="float">
            <text:p>1.28</text:p>
          </table:table-cell>
          <table:table-cell table:style-name="ce27" table:formula="of:=[.D17]/981" office:value-type="float" office:value="13.3535509839604" calcext:value-type="float">
            <text:p>13.354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D$5]*[.D$3]*9.81 * SIN([.A18]*3.1415926/180)" office:value-type="float" office:value="0.145413110669449" calcext:value-type="float">
            <text:p>0.1454</text:p>
          </table:table-cell>
          <table:table-cell table:style-name="ce14" table:formula="of:=[.B18]*100" office:value-type="float" office:value="14.5413110669449" calcext:value-type="float">
            <text:p>14.54</text:p>
          </table:table-cell>
          <table:table-cell table:style-name="ce16" table:formula="of:=[.C18]*1000" office:value-type="float" office:value="14541.3110669449" calcext:value-type="float">
            <text:p>14,541.31</text:p>
          </table:table-cell>
          <table:table-cell table:style-name="ce16" table:formula="of:=[.D18]*0.00981" office:value-type="float" office:value="142.65026156673" calcext:value-type="float">
            <text:p>142.65</text:p>
          </table:table-cell>
          <table:table-cell table:style-name="ce19" table:formula="of:=[.C18]/10.197" office:value-type="float" office:value="1.4260381550402" calcext:value-type="float">
            <text:p>1.43</text:p>
          </table:table-cell>
          <table:table-cell table:style-name="ce27" table:formula="of:=[.D18]/981" office:value-type="float" office:value="14.8229470611059" calcext:value-type="float">
            <text:p>14.823</text:p>
          </table:table-cell>
          <table:table-cell table:style-name="ce27"/>
          <table:table-cell table:style-name="ce21" office:value-type="string" calcext:value-type="string">
            <text:p>a dyn is a Newton / 100,000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D$5]*[.D$3]*9.81 * SIN([.A19]*3.1415926/180)" office:value-type="float" office:value="0.159783591945599" calcext:value-type="float">
            <text:p>0.1598</text:p>
          </table:table-cell>
          <table:table-cell table:style-name="ce14" table:formula="of:=[.B19]*100" office:value-type="float" office:value="15.9783591945599" calcext:value-type="float">
            <text:p>15.98</text:p>
          </table:table-cell>
          <table:table-cell table:style-name="ce16" table:formula="of:=[.C19]*1000" office:value-type="float" office:value="15978.3591945599" calcext:value-type="float">
            <text:p>15,978.36</text:p>
          </table:table-cell>
          <table:table-cell table:style-name="ce16" table:formula="of:=[.D19]*0.00981" office:value-type="float" office:value="156.747703698633" calcext:value-type="float">
            <text:p>156.75</text:p>
          </table:table-cell>
          <table:table-cell table:style-name="ce19" table:formula="of:=[.C19]/10.197" office:value-type="float" office:value="1.56696667593997" calcext:value-type="float">
            <text:p>1.57</text:p>
          </table:table-cell>
          <table:table-cell table:style-name="ce27" table:formula="of:=[.D19]/981" office:value-type="float" office:value="16.2878279251375" calcext:value-type="float">
            <text:p>16.288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[.D$5]*[.D$3]*9.81 * SIN([.A20]*3.1415926/180)" office:value-type="float" office:value="0.174105401593445" calcext:value-type="float">
            <text:p>0.1741</text:p>
          </table:table-cell>
          <table:table-cell table:style-name="ce14" table:formula="of:=[.B20]*100" office:value-type="float" office:value="17.4105401593445" calcext:value-type="float">
            <text:p>17.41</text:p>
          </table:table-cell>
          <table:table-cell table:style-name="ce16" table:formula="of:=[.C20]*1000" office:value-type="float" office:value="17410.5401593445" calcext:value-type="float">
            <text:p>17,410.54</text:p>
          </table:table-cell>
          <table:table-cell table:style-name="ce16" table:formula="of:=[.D20]*0.00981" office:value-type="float" office:value="170.797398963169" calcext:value-type="float">
            <text:p>170.80</text:p>
          </table:table-cell>
          <table:table-cell table:style-name="ce19" table:formula="of:=[.C20]/10.197" office:value-type="float" office:value="1.70741788362699" calcext:value-type="float">
            <text:p>1.71</text:p>
          </table:table-cell>
          <table:table-cell table:style-name="ce27" table:formula="of:=[.D20]/981" office:value-type="float" office:value="17.7477473591687" calcext:value-type="float">
            <text:p>17.748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[.D$5]*[.D$3]*9.81 * SIN([.A21]*3.1415926/180)" office:value-type="float" office:value="0.188374177051177" calcext:value-type="float">
            <text:p>0.1884</text:p>
          </table:table-cell>
          <table:table-cell table:style-name="ce14" table:formula="of:=[.B21]*100" office:value-type="float" office:value="18.8374177051177" calcext:value-type="float">
            <text:p>18.84</text:p>
          </table:table-cell>
          <table:table-cell table:style-name="ce16" table:formula="of:=[.C21]*1000" office:value-type="float" office:value="18837.4177051177" calcext:value-type="float">
            <text:p>18,837.42</text:p>
          </table:table-cell>
          <table:table-cell table:style-name="ce16" table:formula="of:=[.D21]*0.00981" office:value-type="float" office:value="184.795067687205" calcext:value-type="float">
            <text:p>184.80</text:p>
          </table:table-cell>
          <table:table-cell table:style-name="ce19" table:formula="of:=[.C21]/10.197" office:value-type="float" office:value="1.84734899530428" calcext:value-type="float">
            <text:p>1.85</text:p>
          </table:table-cell>
          <table:table-cell table:style-name="ce27" table:formula="of:=[.D21]/981" office:value-type="float" office:value="19.2022606576123" calcext:value-type="float">
            <text:p>19.202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[.D$5]*[.D$3]*9.81 * SIN([.A22]*3.1415926/180)" office:value-type="float" office:value="0.202585571911716" calcext:value-type="float">
            <text:p>0.2026</text:p>
          </table:table-cell>
          <table:table-cell table:style-name="ce14" table:formula="of:=[.B22]*100" office:value-type="float" office:value="20.2585571911716" calcext:value-type="float">
            <text:p>20.26</text:p>
          </table:table-cell>
          <table:table-cell table:style-name="ce16" table:formula="of:=[.C22]*1000" office:value-type="float" office:value="20258.5571911716" calcext:value-type="float">
            <text:p>20,258.56</text:p>
          </table:table-cell>
          <table:table-cell table:style-name="ce16" table:formula="of:=[.D22]*0.00981" office:value-type="float" office:value="198.736446045393" calcext:value-type="float">
            <text:p>198.74</text:p>
          </table:table-cell>
          <table:table-cell table:style-name="ce19" table:formula="of:=[.C22]/10.197" office:value-type="float" office:value="1.98671738660111" calcext:value-type="float">
            <text:p>1.99</text:p>
          </table:table-cell>
          <table:table-cell table:style-name="ce27" table:formula="of:=[.D22]/981" office:value-type="float" office:value="20.6509247616428" calcext:value-type="float">
            <text:p>20.651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[.D$5]*[.D$3]*9.81 * SIN([.A23]*3.1415926/180)" office:value-type="float" office:value="0.216735257246665" calcext:value-type="float">
            <text:p>0.2167</text:p>
          </table:table-cell>
          <table:table-cell table:style-name="ce14" table:formula="of:=[.B23]*100" office:value-type="float" office:value="21.6735257246665" calcext:value-type="float">
            <text:p>21.67</text:p>
          </table:table-cell>
          <table:table-cell table:style-name="ce16" table:formula="of:=[.C23]*1000" office:value-type="float" office:value="21673.5257246665" calcext:value-type="float">
            <text:p>21,673.53</text:p>
          </table:table-cell>
          <table:table-cell table:style-name="ce16" table:formula="of:=[.D23]*0.00981" office:value-type="float" office:value="212.617287358978" calcext:value-type="float">
            <text:p>212.62</text:p>
          </table:table-cell>
          <table:table-cell table:style-name="ce19" table:formula="of:=[.C23]/10.197" office:value-type="float" office:value="2.12548060455688" calcext:value-type="float">
            <text:p>2.13</text:p>
          </table:table-cell>
          <table:table-cell table:style-name="ce27" table:formula="of:=[.D23]/981" office:value-type="float" office:value="22.0932983941555" calcext:value-type="float">
            <text:p>22.093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[.D$5]*[.D$3]*9.81 * SIN([.A24]*3.1415926/180)" office:value-type="float" office:value="0.230818922924947" calcext:value-type="float">
            <text:p>0.2308</text:p>
          </table:table-cell>
          <table:table-cell table:style-name="ce14" table:formula="of:=[.B24]*100" office:value-type="float" office:value="23.0818922924947" calcext:value-type="float">
            <text:p>23.08</text:p>
          </table:table-cell>
          <table:table-cell table:style-name="ce16" table:formula="of:=[.C24]*1000" office:value-type="float" office:value="23081.8922924947" calcext:value-type="float">
            <text:p>23,081.89</text:p>
          </table:table-cell>
          <table:table-cell table:style-name="ce16" table:formula="of:=[.D24]*0.00981" office:value-type="float" office:value="226.433363389373" calcext:value-type="float">
            <text:p>226.43</text:p>
          </table:table-cell>
          <table:table-cell table:style-name="ce19" table:formula="of:=[.C24]/10.197" office:value-type="float" office:value="2.26359638055258" calcext:value-type="float">
            <text:p>2.26</text:p>
          </table:table-cell>
          <table:table-cell table:style-name="ce27" table:formula="of:=[.D24]/981" office:value-type="float" office:value="23.5289421941842" calcext:value-type="float">
            <text:p>23.529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[.D$5]*[.D$3]*9.81 * SIN([.A25]*3.1415926/180)" office:value-type="float" office:value="0.244832278925712" calcext:value-type="float">
            <text:p>0.2448</text:p>
          </table:table-cell>
          <table:table-cell table:style-name="ce14" table:formula="of:=[.B25]*100" office:value-type="float" office:value="24.4832278925712" calcext:value-type="float">
            <text:p>24.48</text:p>
          </table:table-cell>
          <table:table-cell table:style-name="ce16" table:formula="of:=[.C25]*1000" office:value-type="float" office:value="24483.2278925712" calcext:value-type="float">
            <text:p>24,483.23</text:p>
          </table:table-cell>
          <table:table-cell table:style-name="ce16" table:formula="of:=[.D25]*0.00981" office:value-type="float" office:value="240.180465626123" calcext:value-type="float">
            <text:p>240.18</text:p>
          </table:table-cell>
          <table:table-cell table:style-name="ce19" table:formula="of:=[.C25]/10.197" office:value-type="float" office:value="2.40102264318635" calcext:value-type="float">
            <text:p>2.40</text:p>
          </table:table-cell>
          <table:table-cell table:style-name="ce27" table:formula="of:=[.D25]/981" office:value-type="float" office:value="24.9574188507352" calcext:value-type="float">
            <text:p>24.957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[.D$5]*[.D$3]*9.81 * SIN([.A26]*3.1415926/180)" office:value-type="float" office:value="0.258771056645117" calcext:value-type="float">
            <text:p>0.2588</text:p>
          </table:table-cell>
          <table:table-cell table:style-name="ce14" table:formula="of:=[.B26]*100" office:value-type="float" office:value="25.8771056645117" calcext:value-type="float">
            <text:p>25.88</text:p>
          </table:table-cell>
          <table:table-cell table:style-name="ce16" table:formula="of:=[.C26]*1000" office:value-type="float" office:value="25877.1056645117" calcext:value-type="float">
            <text:p>25,877.11</text:p>
          </table:table-cell>
          <table:table-cell table:style-name="ce16" table:formula="of:=[.D26]*0.00981" office:value-type="float" office:value="253.85440656886" calcext:value-type="float">
            <text:p>253.85</text:p>
          </table:table-cell>
          <table:table-cell table:style-name="ce19" table:formula="of:=[.C26]/10.197" office:value-type="float" office:value="2.53771753108872" calcext:value-type="float">
            <text:p>2.54</text:p>
          </table:table-cell>
          <table:table-cell table:style-name="ce27" table:formula="of:=[.D26]/981" office:value-type="float" office:value="26.3782932359956" calcext:value-type="float">
            <text:p>26.378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[.D$5]*[.D$3]*9.81 * SIN([.A27]*3.1415926/180)" office:value-type="float" office:value="0.272631010196585" calcext:value-type="float">
            <text:p>0.2726</text:p>
          </table:table-cell>
          <table:table-cell table:style-name="ce14" table:formula="of:=[.B27]*100" office:value-type="float" office:value="27.2631010196585" calcext:value-type="float">
            <text:p>27.26</text:p>
          </table:table-cell>
          <table:table-cell table:style-name="ce16" table:formula="of:=[.C27]*1000" office:value-type="float" office:value="27263.1010196585" calcext:value-type="float">
            <text:p>27,263.10</text:p>
          </table:table-cell>
          <table:table-cell table:style-name="ce16" table:formula="of:=[.D27]*0.00981" office:value-type="float" office:value="267.45102100285" calcext:value-type="float">
            <text:p>267.45</text:p>
          </table:table-cell>
          <table:table-cell table:style-name="ce19" table:formula="of:=[.C27]/10.197" office:value-type="float" office:value="2.67363940567407" calcext:value-type="float">
            <text:p>2.67</text:p>
          </table:table-cell>
          <table:table-cell table:style-name="ce27" table:formula="of:=[.D27]/981" office:value-type="float" office:value="27.7911325378782" calcext:value-type="float">
            <text:p>27.791</text:p>
          </table:table-cell>
          <table:table-cell table:style-name="ce27"/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D$5]*[.D$3]*9.81 * SIN([.A28]*3.1415926/180)" office:value-type="float" office:value="0.286407917704145" calcext:value-type="float">
            <text:p>0.2864</text:p>
          </table:table-cell>
          <table:table-cell table:style-name="ce14" table:formula="of:=[.B28]*100" office:value-type="float" office:value="28.6407917704145" calcext:value-type="float">
            <text:p>28.64</text:p>
          </table:table-cell>
          <table:table-cell table:style-name="ce16" table:formula="of:=[.C28]*1000" office:value-type="float" office:value="28640.7917704145" calcext:value-type="float">
            <text:p>28,640.79</text:p>
          </table:table-cell>
          <table:table-cell table:style-name="ce16" table:formula="of:=[.D28]*0.00981" office:value-type="float" office:value="280.966167267766" calcext:value-type="float">
            <text:p>280.97</text:p>
          </table:table-cell>
          <table:table-cell table:style-name="ce19" table:formula="of:=[.C28]/10.197" office:value-type="float" office:value="2.80874686382412" calcext:value-type="float">
            <text:p>2.81</text:p>
          </table:table-cell>
          <table:table-cell table:style-name="ce27" table:formula="of:=[.D28]/981" office:value-type="float" office:value="29.1955063918598" calcext:value-type="float">
            <text:p>29.196</text:p>
          </table:table-cell>
          <table:table-cell table:style-name="ce27"/>
          <table:table-cell table:number-columns-repeated="57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Torque1 =radius * perpendicular force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<text:s text:c="14"/>= radius * gravitational force * sin( tilt angle)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<text:s text:c="14"/>= radius * mass * gravitational acceleration * sin( tilt angle)</text:p>
          </table:table-cell>
          <table:table-cell table:number-columns-repeated="64"/>
        </table:table-row>
        <table:table-row table:style-name="ro1" table:number-rows-repeated="104854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TWIPe calcs" table:style-name="ta1"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4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0" office:value-type="string" calcext:value-type="string">
            <text:p>mass without wheels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gm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mass with wheels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gm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height (axis to top, avoiding eyes)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nches</text:p>
          </table:table-cell>
          <table:table-cell table:formula="of:=[.B5]*2.54" office:value-type="float" office:value="14.80693" calcext:value-type="float">
            <text:p>14.80693</text:p>
          </table:table-cell>
          <table:table-cell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ass of moto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m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mass of robot excluding motors</text:p>
          </table:table-cell>
          <table:table-cell table:formula="of:=[.B3]-[.B6]-[.B6]" office:value-type="float" office:value="1153" calcext:value-type="float">
            <text:p>1153</text:p>
          </table:table-cell>
          <table:table-cell office:value-type="string" calcext:value-type="string">
            <text:p>gm</text:p>
          </table:table-cell>
          <table:table-cell table:number-columns-repeated="7"/>
        </table:table-row>
        <table:table-row table:style-name="ro1" table:number-rows-repeated="2">
          <table:table-cell table:style-name="ce10"/>
          <table:table-cell table:number-columns-repeated="9"/>
        </table:table-row>
        <table:table-row table:style-name="ro1">
          <table:table-cell table:style-name="ce11" office:value-type="string" calcext:value-type="string">
            <text:p>Doug’s bot</text:p>
          </table:table-cell>
          <table:table-cell table:style-name="ce31" office:value-type="string" calcext:value-type="string" table:number-columns-spanned="9" table:number-rows-spanned="1">
            <text:p>https://github.com/va3wam/TWIPi/blob/master/General/doc/unipolar_stepper_motor-specs.pdf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Soyo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max radial force (at 20 mm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equivalent torque</text:p>
          </table:table-cell>
          <table:table-cell table:formula="of:=28*2" office:value-type="float" office:value="56" calcext:value-type="float">
            <text:p>56</text:p>
          </table:table-cell>
          <table:table-cell office:value-type="string" calcext:value-type="string">
            <text:p>N-cm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max axial 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holding torque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kg-cm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detent torqu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-cm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rotor inert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-cm^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Andrew’s bot</text:p>
          </table:table-cell>
          <table:table-cell table:style-name="ce31" office:value-type="string" calcext:value-type="string" table:number-columns-spanned="6" table:number-rows-spanned="1">
            <text:p>https://www.makeblock.com/project/42byg-stepper-motor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10" office:value-type="string" calcext:value-type="string">
            <text:p>rotor tor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 - cm^2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holding torq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-cm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detent torque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-cm max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a Newton is the force needed to accelerate a mass of 1 Kg one meter per second per second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 dyn is a Newton / 100,000</text:p>
          </table:table-cell>
          <table:table-cell table:number-columns-repeated="8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4" number:min-decimal-places="4" number:min-integer-digits="1"/>
    </number:number-style>
    <number:number-style style:name="N110" number:title="User-defined">
      <number:text>-1234.123456</number:text>
    </number:number-style>
    <number:number-style style:name="N111" number:title="User-defined">
      <number:text>-1234.5678912</number:text>
    </number:number-style>
    <number:number-style style:name="N112" number:title="User-defined">
      <number:text>-123.456789</number:text>
    </number:number-style>
    <number:number-style style:name="N113">
      <number:text>-1234.56789</number:text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00-00-00</text:date>, <text:time style:data-style-name="N2" text:time-value="12:40:31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1T14:06:59.755000000</meta:creation-date>
    <dc:date>2020-10-16T15:56:41.370000000</dc:date>
    <meta:editing-duration>PT15H51M21S</meta:editing-duration>
    <meta:editing-cycles>6</meta:editing-cycles>
    <meta:generator>LibreOffice/7.0.0.1$Windows_X86_64 LibreOffice_project/04ba7e3f1e51af6c5d653e543a620e36719083fd</meta:generator>
    <meta:document-statistic meta:table-count="2" meta:cell-count="234" meta:object-count="0"/>
  </office:meta>
</office:document-meta>
</file>